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i" fo:country="FI"/>
    </style:style>
    <style:style style:name="P4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fo:language="fi" fo:country="FI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fi" fo:country="FI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atio osa 1</text:p>
      <text:p text:style-name="P3"/>
      <text:p text:style-name="P1">Tehtävänmäärittely</text:p>
      <text:p text:style-name="P1"/>
      <text:p text:style-name="P4">aihe:<text:span text:style-name="T1"> <text:s text:c="2"/></text:span><text:span text:style-name="T2">Toistoharjoittelua</text:span></text:p>
      <text:p text:style-name="P4"><text:span text:style-name="T2"><text:tab/></text:span><text:span text:style-name="T3">Toteutetaan ohjelma, jonka avulla voi harjoitella sanaparejen muistamista. Sanapareja voivat <text:tab/>olla esimerkiksi vieraskieliset sanat (sana suomeksi – sama sana vieraalla kielellä).</text:span></text:p>
      <text:p text:style-name="P4"><text:span text:style-name="T3"/></text:p>
      <text:p text:style-name="P4"><text:span text:style-name="T4">käyttäjät:</text:span><text:span text:style-name="T3"> sanojen opiskelija ja opettaja</text:span></text:p>
      <text:p text:style-name="P4"><text:span text:style-name="T3"/></text:p>
      <text:p text:style-name="P4"><text:span text:style-name="T3">opiskelijan </text:span><text:span text:style-name="T2">toiminnot:</text:span></text:p>
      <text:list xml:id="list56003153" text:style-name="L1">
        <text:list-item>
          <text:list>
            <text:list-item>
              <text:p text:style-name="P6"><text:span text:style-name="T3">sanan arvaus</text:span></text:p>
              <text:p text:style-name="P6"><text:span text:style-name="T3"><text:s text:c="5"/>- jos sana on oikein, ilmoitetaan tämä ja siirrytään napin painalluksella seuraavaan</text:span></text:p>
            </text:list-item>
          </text:list>
        </text:list-item>
      </text:list>
      <text:p text:style-name="P4"><text:span text:style-name="T3"><text:tab/>– <text:s text:c="4"/>kokeen suorittaminen</text:span></text:p>
      <text:list xml:id="list148031243" text:continue-numbering="true" text:style-name="L1">
        <text:list-item>
          <text:list>
            <text:list-header>
              <text:p text:style-name="P6"><text:span text:style-name="T3"><text:s text:c="5"/>- satunnainen setti arvattavia sanoja</text:span></text:p>
              <text:p text:style-name="P6"><text:span text:style-name="T3"><text:s text:c="5"/>- jos sana on oikein, saa oppilas yhden pisteen</text:span></text:p>
              <text:p text:style-name="P6"><text:span text:style-name="T3"><text:s text:c="5"/>- täysistä pisteistä yllätyspalkinto</text:span></text:p>
            </text:list-header>
            <text:list-item>
              <text:p text:style-name="P6"><text:span text:style-name="T3">arvosanahistorian listaus</text:span></text:p>
            </text:list-item>
          </text:list>
        </text:list-item>
      </text:list>
      <text:p text:style-name="P4"><text:span text:style-name="T3"/></text:p>
      <text:p text:style-name="P4"><text:span text:style-name="T3">opettajan </text:span><text:span text:style-name="T2">toiminnot:</text:span><text:span text:style-name="T3"> </text:span></text:p>
      <text:list xml:id="list205842920" text:style-name="L3">
        <text:list-item>
          <text:list>
            <text:list-item>
              <text:p text:style-name="P7"><text:span text:style-name="T3">uuden sanaparilistan lisäys</text:span></text:p>
            </text:list-item>
            <text:list-item>
              <text:p text:style-name="P7"><text:span text:style-name="T3">arvosanahistorian tutkiminen</text:span></text:p>
            </text:list-item>
            <text:list-item>
              <text:p text:style-name="P7"><text:span text:style-name="T3">…</text:span></text:p>
            </text:list-item>
          </text:list>
        </text:list-item>
      </text:list>
      <text:p text:style-name="P4"><text:span text:style-name="T3"/></text:p>
      <text:p text:style-name="P4"><text:span text:style-name="T3">kaikkien käyttäjien </text:span><text:span text:style-name="T2">yhteiset toiminnot:</text:span></text:p>
      <text:list xml:id="list1187854401" text:continue-numbering="true" text:style-name="L3">
        <text:list-header>
          <text:p text:style-name="P8"><text:span text:style-name="T6">- <text:s text:c="3"/>arvosanahistorian listaus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2-05-15T10:07:00</meta:creation-date>
    <dc:date>2012-05-16T19:14:50</dc:date>
    <dc:creator>Johanna </dc:creator>
    <meta:editing-duration>PT21M9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19" meta:word-count="95" meta:character-count="750" meta:non-whitespace-character-count="736"/>
  </office:meta>
</office:document-meta>
</file>